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ver accent="true">
              <mo stretchy="false">ϑ</mo>
              <mo stretchy="false">˙</mo>
            </mover>
            <msub>
              <mi>e</mi>
              <mtext>K</mtext>
            </msub>
            <mrow>
              <mi/>
              <mo stretchy="false">=</mo>
              <mi/>
            </mrow>
            <mover accent="true">
              <mo stretchy="false">ϑ</mo>
              <mo stretchy="false">˙</mo>
            </mover>
            <mi/>
            <mi>cos</mi>
            <mo stretchy="false">ψ</mo>
            <mi/>
            <msub>
              <mi>e</mi>
              <mi>x</mi>
            </msub>
            <mrow>
              <mi/>
              <mo stretchy="false">−</mo>
              <mi/>
            </mrow>
            <mover accent="true">
              <mo stretchy="false">ϑ</mo>
              <mo stretchy="false">˙</mo>
            </mover>
            <mi/>
            <mi>sin</mi>
            <mo stretchy="false">ψ</mo>
            <mi/>
            <msub>
              <mi>e</mi>
              <mi>y</mi>
            </msub>
          </mrow>
        </mtd>
      </mtr>
      <mtr>
        <mtd>
          <mrow>
            <mover accent="true">
              <mo stretchy="false">ϕ</mo>
              <mo stretchy="false">˙</mo>
            </mover>
            <msub>
              <mrow>
                <mover accent="true">
                  <mi>e</mi>
                  <mo stretchy="false">̂</mo>
                </mover>
              </mrow>
              <mi>z</mi>
            </msub>
            <mrow>
              <mi/>
              <mo stretchy="false">=</mo>
              <mi/>
            </mrow>
            <mover accent="true">
              <mo stretchy="false">ϕ</mo>
              <mo stretchy="false">˙</mo>
            </mover>
            <mi/>
            <mi>sin</mi>
            <mo stretchy="false">ϑ</mo>
            <mi/>
            <mi>cos</mi>
            <mo stretchy="false">ψ</mo>
            <mi/>
            <msub>
              <mi>e</mi>
              <mi>x</mi>
            </msub>
            <mrow>
              <mi/>
              <mo stretchy="false">+</mo>
              <mi/>
            </mrow>
            <mover accent="true">
              <mo stretchy="false">ϕ</mo>
              <mo stretchy="false">˙</mo>
            </mover>
            <mi/>
            <mi>sin</mi>
            <mo stretchy="false">ϑ</mo>
            <mi/>
            <mi>cos</mi>
            <mo stretchy="false">ψ</mo>
            <mi/>
            <msub>
              <mi>e</mi>
              <mi>y</mi>
            </msub>
            <mrow>
              <mi/>
              <mo stretchy="false">+</mo>
              <mi/>
            </mrow>
            <mover accent="true">
              <mo stretchy="false">ϕ</mo>
              <mo stretchy="false">˙</mo>
            </mover>
            <mi/>
            <mi>cos</mi>
            <mo stretchy="false">ϑ</mo>
            <mi/>
            <msub>
              <mi>e</mi>
              <mi>z</mi>
            </msub>
          </mrow>
        </mtd>
      </mtr>
      <mtr>
        <mtd>
          <mrow>
            <mover accent="true">
              <mo stretchy="false">ψ</mo>
              <mo stretchy="false">˙</mo>
            </mover>
            <msub>
              <mi>e</mi>
              <mi>z</mi>
            </msub>
            <mrow>
              <mi/>
              <mo stretchy="false">=</mo>
              <mi/>
            </mrow>
            <mover accent="true">
              <mo stretchy="false">ψ</mo>
              <mo stretchy="false">˙</mo>
            </mover>
            <msub>
              <mi>e</mi>
              <mi>z</mi>
            </msub>
          </mrow>
        </mtd>
      </mtr>
      <mtr>
        <mtd>
          <mrow/>
        </mtd>
      </mtr>
      <mtr>
        <mtd>
          <mrow>
            <mtext>mit </mtext>
            <msub>
              <mi>e</mi>
              <mi>x</mi>
            </msub>
            <mrow>
              <mi/>
              <mo stretchy="false">=</mo>
              <mi/>
            </mrow>
            <msub>
              <mi>e</mi>
              <mo stretchy="false">ξ</mo>
            </msub>
            <mi>,</mi>
            <mi/>
            <msub>
              <mi>e</mi>
              <mi>y</mi>
            </msub>
            <mrow>
              <mi/>
              <mo stretchy="false">=</mo>
              <mi/>
            </mrow>
            <msub>
              <mi>e</mi>
              <mo stretchy="false">η</mo>
            </msub>
            <mi>,</mi>
            <mi/>
            <msub>
              <mi>e</mi>
              <mi>z</mi>
            </msub>
            <mrow>
              <mi/>
              <mo stretchy="false">=</mo>
              <mi/>
            </mrow>
            <msub>
              <mi>e</mi>
              <mo stretchy="false">ζ</mo>
            </msub>
          </mrow>
        </mtd>
      </mtr>
      <mtr>
        <mtd>
          <mrow/>
        </mtd>
      </mtr>
      <mtr>
        <mtd>
          <mrow>
            <mi>p</mi>
            <mrow>
              <mi/>
              <mo stretchy="false">=</mo>
              <mi/>
            </mrow>
            <mover accent="true">
              <mo stretchy="false">ϕ</mo>
              <mo stretchy="false">˙</mo>
            </mover>
            <mi/>
            <mi>sin</mi>
            <mo stretchy="false">ϑ</mo>
            <mi/>
            <mi>sin</mi>
            <mo stretchy="false">ψ</mo>
            <mrow>
              <mi/>
              <mo stretchy="false">+</mo>
              <mi/>
            </mrow>
            <mover accent="true">
              <mo stretchy="false">ϑ</mo>
              <mo stretchy="false">˙</mo>
            </mover>
            <mi/>
            <mi>cos</mi>
            <mo stretchy="false">ψ</mo>
          </mrow>
        </mtd>
      </mtr>
      <mtr>
        <mtd>
          <mrow>
            <mi>q</mi>
            <mrow>
              <mi/>
              <mo stretchy="false">=</mo>
              <mi/>
            </mrow>
            <mover accent="true">
              <mo stretchy="false">ϕ</mo>
              <mo stretchy="false">˙</mo>
            </mover>
            <mi/>
            <mi>sin</mi>
            <mo stretchy="false">ϑ</mo>
            <mi/>
            <mi>cos</mi>
            <mo stretchy="false">ψ</mo>
            <mrow>
              <mi/>
              <mo stretchy="false">−</mo>
              <mi/>
            </mrow>
            <mover accent="true">
              <mo stretchy="false">ϑ</mo>
              <mo stretchy="false">˙</mo>
            </mover>
            <mi/>
            <mi>sin</mi>
            <mo stretchy="false">ψ</mo>
          </mrow>
        </mtd>
      </mtr>
      <mtr>
        <mtd>
          <mrow>
            <mi>r</mi>
            <mrow>
              <mi/>
              <mo stretchy="false">=</mo>
              <mi/>
            </mrow>
            <mover accent="true">
              <mo stretchy="false">ϕ</mo>
              <mo stretchy="false">˙</mo>
            </mover>
            <mi/>
            <mi>cos</mi>
            <mo stretchy="false">ϑ</mo>
            <mrow>
              <mi/>
              <mo stretchy="false">+</mo>
              <mi/>
            </mrow>
            <mover accent="true">
              <mo stretchy="false">ψ</mo>
              <mo stretchy="false">˙</mo>
            </mover>
          </mrow>
        </mtd>
      </mtr>
    </mtable>
    <annotation encoding="StarMath 5.0">alignl dot %ivartheta e_"K" `=` dot %ivartheta ` cos %ipsi ` e_x `-` dot %ivartheta ` sin %ipsi ` e_y newline
alignl dot %iphi {hat e}_z `=` dot %iphi ` sin %ivartheta ` cos %ipsi ` e_x `+` dot %iphi ` sin %ivartheta ` cos %ipsi ` e_y `+` dot %iphi ` cos %ivartheta ` e_z newline
alignl dot %ipsi e_z `=` dot %ipsi e_z newline
newline alignc "mit " e_x `=` e_%ixi ,` e_y `=` e_%ieta ,` e_z `=` e_%izeta newline newline
alignl p `=` dot %iphi ` sin %ivartheta ` sin %ipsi `+` dot %ivartheta ` cos %ipsi newline
alignl q `=` dot %iphi ` sin %ivartheta ` cos %ipsi `-` dot %ivartheta ` sin %ipsi newline
alignl r `=` dot %iphi ` cos %ivartheta `+` dot %ips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5:08:11.758000000</meta:creation-date>
    <meta:generator>LibreOffice/4.1.4.2$Windows_x86 LibreOffice_project/0a0440ccc0227ad9829de5f46be37cfb6edcf72</meta:generator>
  </office:meta>
</office:document-meta>
</file>